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5.96mm" svg:height="99.04mm" svg:x="206.1mm" svg:y="6.67mm">
            <loext:p draw:notify-on-update-of-ranges="Hoja1.A1:Hoja1.A14 Hoja1.B1:Hoja1.B1 Hoja1.B2:Hoja1.B14 Hoja1.C1:Hoja1.C1 Hoja1.C2:Hoja1.C14 Hoja1.D1:Hoja1.D1 Hoja1.D2:Hoja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4.5mm" svg:height="90.99mm" svg:x="207.57mm" svg:y="114.7mm">
            <loext:p draw:notify-on-update-of-ranges="Hoja1.A18:Hoja1.A31 Hoja1.B18:Hoja1.B18 Hoja1.B19:Hoja1.B31 Hoja1.C18:Hoja1.C18 Hoja1.C19:Hoja1.C31 Hoja1.D18:Hoja1.D18 Hoja1.D19:Hoja1.D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, Globales</text:p>
            <text:p>1 thread/core</text:p>
          </table:table-cell>
          <table:table-cell table:style-name="ce10" office:value-type="string" calcext:value-type="string">
            <text:p>T. paralelo (versión for)</text:p>
            <text:p>2 threads/cores</text:p>
          </table:table-cell>
          <table:table-cell table:style-name="ce10" office:value-type="string" calcext:value-type="string">
            <text:p>T. paralelo (versión sections)</text:p>
            <text:p>2 threads/cores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table:style-name="ce6" office:value-type="float" office:value="0.000474438" calcext:value-type="float">
            <text:p>0,000474438</text:p>
          </table:table-cell>
          <table:table-cell table:style-name="ce6" office:value-type="float" office:value="0.000450336" calcext:value-type="float">
            <text:p>0,000450336</text:p>
          </table:table-cell>
          <table:table-cell table:style-name="ce6" office:value-type="float" office:value="0.000721179" calcext:value-type="float">
            <text:p>0,000721179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office:value-type="float" office:value="0.000390841" calcext:value-type="float">
            <text:p>0,000390841</text:p>
          </table:table-cell>
          <table:table-cell office:value-type="float" office:value="0.000583176" calcext:value-type="float">
            <text:p>0,000583176</text:p>
          </table:table-cell>
          <table:table-cell office:value-type="float" office:value="0.000887123" calcext:value-type="float">
            <text:p>0,000887123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style-name="ce8" office:value-type="float" office:value="0.000451389" calcext:value-type="float">
            <text:p>0,000451389</text:p>
          </table:table-cell>
          <table:table-cell table:style-name="ce8" office:value-type="float" office:value="0.00055003" calcext:value-type="float">
            <text:p>0,00055003</text:p>
          </table:table-cell>
          <table:table-cell table:style-name="ce8" office:value-type="float" office:value="0.000831858" calcext:value-type="float">
            <text:p>0,000831858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office:value-type="float" office:value="0.002388003" calcext:value-type="float">
            <text:p>0,002388003</text:p>
          </table:table-cell>
          <table:table-cell office:value-type="float" office:value="0.000678809" calcext:value-type="float">
            <text:p>0,000678809</text:p>
          </table:table-cell>
          <table:table-cell office:value-type="float" office:value="0.000820048" calcext:value-type="float">
            <text:p>0,000820048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style-name="ce8" office:value-type="float" office:value="0.000884626" calcext:value-type="float">
            <text:p>0,000884626</text:p>
          </table:table-cell>
          <table:table-cell table:style-name="ce8" office:value-type="float" office:value="0.003401776" calcext:value-type="float">
            <text:p>0,003401776</text:p>
          </table:table-cell>
          <table:table-cell table:style-name="ce8" office:value-type="float" office:value="0.001190166" calcext:value-type="float">
            <text:p>0,001190166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office:value-type="float" office:value="0.002556001" calcext:value-type="float">
            <text:p>0,002556001</text:p>
          </table:table-cell>
          <table:table-cell office:value-type="float" office:value="0.001638446" calcext:value-type="float">
            <text:p>0,001638446</text:p>
          </table:table-cell>
          <table:table-cell office:value-type="float" office:value="0.001862813" calcext:value-type="float">
            <text:p>0,001862813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style-name="ce8" office:value-type="float" office:value="0.002945523" calcext:value-type="float">
            <text:p>0,002945523</text:p>
          </table:table-cell>
          <table:table-cell table:style-name="ce8" office:value-type="float" office:value="0.006509138" calcext:value-type="float">
            <text:p>0,006509138</text:p>
          </table:table-cell>
          <table:table-cell table:style-name="ce8" office:value-type="float" office:value="0.005472285" calcext:value-type="float">
            <text:p>0,005472285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office:value-type="float" office:value="0.010341078" calcext:value-type="float">
            <text:p>0,010341078</text:p>
          </table:table-cell>
          <table:table-cell office:value-type="float" office:value="0.009193365" calcext:value-type="float">
            <text:p>0,009193365</text:p>
          </table:table-cell>
          <table:table-cell office:value-type="float" office:value="0.008841603" calcext:value-type="float">
            <text:p>0,00884160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style-name="ce8" office:value-type="float" office:value="0.024380807" calcext:value-type="float">
            <text:p>0,024380807</text:p>
          </table:table-cell>
          <table:table-cell table:style-name="ce8" office:value-type="float" office:value="0.017344091" calcext:value-type="float">
            <text:p>0,017344091</text:p>
          </table:table-cell>
          <table:table-cell table:style-name="ce8" office:value-type="float" office:value="0.023086322" calcext:value-type="float">
            <text:p>0,023086322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office:value-type="float" office:value="0.029539305" calcext:value-type="float">
            <text:p>0,029539305</text:p>
          </table:table-cell>
          <table:table-cell office:value-type="float" office:value="0.035068348" calcext:value-type="float">
            <text:p>0,035068348</text:p>
          </table:table-cell>
          <table:table-cell office:value-type="float" office:value="0.035608477" calcext:value-type="float">
            <text:p>0,035608477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style-name="ce8" office:value-type="float" office:value="0.063572452" calcext:value-type="float">
            <text:p>0,063572452</text:p>
          </table:table-cell>
          <table:table-cell table:style-name="ce8" office:value-type="float" office:value="0.071043398" calcext:value-type="float">
            <text:p>0,071043398</text:p>
          </table:table-cell>
          <table:table-cell table:style-name="ce8" office:value-type="float" office:value="0.071101402" calcext:value-type="float">
            <text:p>0,071101402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office:value-type="float" office:value="0.122932949" calcext:value-type="float">
            <text:p>0,122932949</text:p>
          </table:table-cell>
          <table:table-cell office:value-type="float" office:value="0.143585925" calcext:value-type="float">
            <text:p>0,143585925</text:p>
          </table:table-cell>
          <table:table-cell office:value-type="float" office:value="0.141818763" calcext:value-type="float">
            <text:p>0,141818763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9" office:value-type="string" calcext:value-type="string">
            <text:p>0.177509259</text:p>
          </table:table-cell>
          <table:table-cell table:style-name="ce9" office:value-type="string" calcext:value-type="string">
            <text:p>0.207585650</text:p>
          </table:table-cell>
          <table:table-cell table:style-name="ce9" office:value-type="string" calcext:value-type="string">
            <text:p>0.215188439 </text:p>
          </table:table-cell>
        </table:table-row>
        <table:table-row table:style-name="ro2" table:number-rows-repeated="3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, Globales</text:p>
            <text:p>1 thread/core</text:p>
          </table:table-cell>
          <table:table-cell table:style-name="ce10" office:value-type="string" calcext:value-type="string">
            <text:p>T. paralelo (versión for)</text:p>
            <text:p>12 threads/cores</text:p>
          </table:table-cell>
          <table:table-cell table:style-name="ce10" office:value-type="string" calcext:value-type="string">
            <text:p>T. paralelo (versión sections)</text:p>
            <text:p>12 threads/cores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table:style-name="ce6" office:value-type="float" office:value="0.000101306" calcext:value-type="float">
            <text:p>0,000101306</text:p>
          </table:table-cell>
          <table:table-cell table:style-name="ce6" office:value-type="float" office:value="0.000035545" calcext:value-type="float">
            <text:p>0,000035545</text:p>
          </table:table-cell>
          <table:table-cell table:style-name="ce6" office:value-type="float" office:value="0.004423646" calcext:value-type="float">
            <text:p>0,004423646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office:value-type="float" office:value="0.000196371" calcext:value-type="float">
            <text:p>0,000196371</text:p>
          </table:table-cell>
          <table:table-cell office:value-type="float" office:value="0.000057286" calcext:value-type="float">
            <text:p>0,000057286</text:p>
          </table:table-cell>
          <table:table-cell office:value-type="float" office:value="0.000206854" calcext:value-type="float">
            <text:p>0,000206854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style-name="ce8" office:value-type="float" office:value="0.000401639" calcext:value-type="float">
            <text:p>0,000401639</text:p>
          </table:table-cell>
          <table:table-cell table:style-name="ce8" office:value-type="float" office:value="0.003454644" calcext:value-type="float">
            <text:p>0,003454644</text:p>
          </table:table-cell>
          <table:table-cell table:style-name="ce8" office:value-type="float" office:value="0.000244372" calcext:value-type="float">
            <text:p>0,000244372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office:value-type="float" office:value="0.000779847" calcext:value-type="float">
            <text:p>0,000779847</text:p>
          </table:table-cell>
          <table:table-cell office:value-type="float" office:value="0.000169855" calcext:value-type="float">
            <text:p>0,000169855</text:p>
          </table:table-cell>
          <table:table-cell office:value-type="float" office:value="0.000657789" calcext:value-type="float">
            <text:p>0,000657789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style-name="ce8" office:value-type="float" office:value="0.001517639" calcext:value-type="float">
            <text:p>0,001517639</text:p>
          </table:table-cell>
          <table:table-cell table:style-name="ce8" office:value-type="float" office:value="0.000263223" calcext:value-type="float">
            <text:p>0,000263223</text:p>
          </table:table-cell>
          <table:table-cell table:style-name="ce8" office:value-type="float" office:value="0.000992896" calcext:value-type="float">
            <text:p>0,000992896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office:value-type="float" office:value="0.002914989" calcext:value-type="float">
            <text:p>0,002914989</text:p>
          </table:table-cell>
          <table:table-cell office:value-type="float" office:value="0.000602277" calcext:value-type="float">
            <text:p>0,000602277</text:p>
          </table:table-cell>
          <table:table-cell office:value-type="float" office:value="0.001885913" calcext:value-type="float">
            <text:p>0,001885913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style-name="ce8" office:value-type="float" office:value="0.005356128" calcext:value-type="float">
            <text:p>0,005356128</text:p>
          </table:table-cell>
          <table:table-cell table:style-name="ce8" office:value-type="float" office:value="0.00097993" calcext:value-type="float">
            <text:p>0,00097993</text:p>
          </table:table-cell>
          <table:table-cell table:style-name="ce8" office:value-type="float" office:value="0.003660377" calcext:value-type="float">
            <text:p>0,003660377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office:value-type="float" office:value="0.010298767" calcext:value-type="float">
            <text:p>0,010298767</text:p>
          </table:table-cell>
          <table:table-cell office:value-type="float" office:value="0.003600482" calcext:value-type="float">
            <text:p>0,003600482</text:p>
          </table:table-cell>
          <table:table-cell office:value-type="float" office:value="0.006285857" calcext:value-type="float">
            <text:p>0,006285857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style-name="ce8" office:value-type="float" office:value="0.020287683" calcext:value-type="float">
            <text:p>0,020287683</text:p>
          </table:table-cell>
          <table:table-cell table:style-name="ce8" office:value-type="float" office:value="0.005063197" calcext:value-type="float">
            <text:p>0,005063197</text:p>
          </table:table-cell>
          <table:table-cell table:style-name="ce8" office:value-type="float" office:value="0.013347793" calcext:value-type="float">
            <text:p>0,013347793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office:value-type="float" office:value="0.040067679" calcext:value-type="float">
            <text:p>0,040067679</text:p>
          </table:table-cell>
          <table:table-cell office:value-type="float" office:value="0.009639883" calcext:value-type="float">
            <text:p>0,009639883</text:p>
          </table:table-cell>
          <table:table-cell office:value-type="float" office:value="0.034207691" calcext:value-type="float">
            <text:p>0,034207691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style-name="ce8" office:value-type="float" office:value="0.079571526" calcext:value-type="float">
            <text:p>0,079571526</text:p>
          </table:table-cell>
          <table:table-cell table:style-name="ce8" office:value-type="float" office:value="0.022883192" calcext:value-type="float">
            <text:p>0,022883192</text:p>
          </table:table-cell>
          <table:table-cell table:style-name="ce8" office:value-type="float" office:value="0.054416554" calcext:value-type="float">
            <text:p>0,054416554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office:value-type="float" office:value="0.159278067" calcext:value-type="float">
            <text:p>0,159278067</text:p>
          </table:table-cell>
          <table:table-cell office:value-type="float" office:value="0.052683778" calcext:value-type="float">
            <text:p>0,052683778</text:p>
          </table:table-cell>
          <table:table-cell office:value-type="float" office:value="0.115929065" calcext:value-type="float">
            <text:p>0,115929065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9" office:value-type="string" calcext:value-type="string">
            <text:p>0.207921727</text:p>
          </table:table-cell>
          <table:table-cell table:style-name="ce9" office:value-type="string" calcext:value-type="string">
            <text:p>0.116341676</text:p>
          </table:table-cell>
          <table:table-cell table:style-name="ce9" office:value-type="string" calcext:value-type="string">
            <text:p>0.173657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0:43:29.5003937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7:34:38.013049654</meta:creation-date>
    <dc:date>2017-03-29T10:44:53.336877249</dc:date>
    <meta:editing-duration>PT1H47M11S</meta:editing-duration>
    <meta:editing-cycles>10</meta:editing-cycles>
    <meta:generator>LibreOffice/5.1.6.2$Linux_X86_64 LibreOffice_project/10m0$Build-2</meta:generator>
    <meta:document-statistic meta:table-count="1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97cm" svg:height="9.905cm" xlink:href=".." xlink:type="simple" chart:class="chart:line" chart:style-name="ch1">
        <chart:title svg:x="12.595cm" svg:y="0.445cm" chart:style-name="ch2">
          <text:p>PC LOCAL</text:p>
        </chart:title>
        <chart:legend chart:legend-position="end" svg:x="10.861cm" svg:y="3.559cm" style:legend-expansion="high" chart:style-name="ch3"/>
        <chart:plot-area chart:style-name="ch4" table:cell-range-address="Hoja1.A1:Hoja1.D14" chart:data-source-has-labels="both" svg:x="0.03cm" svg:y="0.448cm" svg:width="11.245cm" svg:height="8.879cm">
          <chartooo:coordinate-region svg:x="1.565cm" svg:y="0.647cm" svg:width="8.967cm" svg:height="7.635cm"/>
          <chart:axis chart:dimension="x" chart:name="primary-x" chart:style-name="ch5" chartooo:axis-type="auto">
            <chartooo:date-scale/>
            <chart:categories table:cell-range-address="Hoja1.A1:Hoja1.A14"/>
          </chart:axis>
          <chart:axis chart:dimension="y" chart:name="primary-y" chart:style-name="ch6">
            <chart:title svg:x="0cm" svg:y="5.659cm" chart:style-name="ch7">
              <text:p>Tiempo(s)</text:p>
            </chart:title>
            <chart:grid chart:style-name="ch8" chart:class="major"/>
          </chart:axis>
          <chart:series chart:style-name="ch9" chart:values-cell-range-address="Hoja1.B2:Hoja1.B14" chart:label-cell-address="Hoja1.B1:Hoja1.B1" chart:class="chart:line">
            <chart:data-point chart:repeated="13"/>
          </chart:series>
          <chart:series chart:style-name="ch10" chart:values-cell-range-address="Hoja1.C2:Hoja1.C14" chart:label-cell-address="Hoja1.C1:Hoja1.C1" chart:class="chart:line">
            <chart:data-point chart:repeated="13"/>
          </chart:series>
          <chart:series chart:style-name="ch11" chart:values-cell-range-address="Hoja1.D2:Hoja1.D14" chart:label-cell-address="Hoja1.D1:Hoja1.D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, Globales
1 thread/core</text:p>
                <draw:g>
                  <svg:desc>Hoja1.B1:Hoja1.B1</svg:desc>
                </draw:g>
              </table:table-cell>
              <table:table-cell office:value-type="string">
                <text:p>T. paralelo (versión for)
2 threads/cores</text:p>
                <draw:g>
                  <svg:desc>Hoja1.C1:Hoja1.C1</svg:desc>
                </draw:g>
              </table:table-cell>
              <table:table-cell office:value-type="string">
                <text:p>T. paralelo (versión sections)
2 threads/core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º de Componentes</text:p>
                <draw:g>
                  <svg:desc>Hoja1.A1:Hoja1.A14</svg:desc>
                </draw:g>
              </table:table-cell>
              <table:table-cell office:value-type="float" office:value="0.000474438">
                <text:p>0.000474438</text:p>
                <draw:g>
                  <svg:desc>Hoja1.B2:Hoja1.B14</svg:desc>
                </draw:g>
              </table:table-cell>
              <table:table-cell office:value-type="float" office:value="0.000450336">
                <text:p>0.000450336</text:p>
                <draw:g>
                  <svg:desc>Hoja1.C2:Hoja1.C14</svg:desc>
                </draw:g>
              </table:table-cell>
              <table:table-cell office:value-type="float" office:value="0.000721179">
                <text:p>0.000721179</text:p>
                <draw:g>
                  <svg:desc>Hoja1.D2:Hoja1.D14</svg:desc>
                </draw:g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0390841">
                <text:p>0.000390841</text:p>
              </table:table-cell>
              <table:table-cell office:value-type="float" office:value="0.000583176">
                <text:p>0.000583176</text:p>
              </table:table-cell>
              <table:table-cell office:value-type="float" office:value="0.000887123">
                <text:p>0.00088712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451389">
                <text:p>0.000451389</text:p>
              </table:table-cell>
              <table:table-cell office:value-type="float" office:value="0.00055003">
                <text:p>0.00055003</text:p>
              </table:table-cell>
              <table:table-cell office:value-type="float" office:value="0.000831858">
                <text:p>0.00083185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2388003">
                <text:p>0.002388003</text:p>
              </table:table-cell>
              <table:table-cell office:value-type="float" office:value="0.000678809">
                <text:p>0.000678809</text:p>
              </table:table-cell>
              <table:table-cell office:value-type="float" office:value="0.000820048">
                <text:p>0.00082004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884626">
                <text:p>0.000884626</text:p>
              </table:table-cell>
              <table:table-cell office:value-type="float" office:value="0.003401776">
                <text:p>0.003401776</text:p>
              </table:table-cell>
              <table:table-cell office:value-type="float" office:value="0.001190166">
                <text:p>0.00119016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2556001">
                <text:p>0.002556001</text:p>
              </table:table-cell>
              <table:table-cell office:value-type="float" office:value="0.001638446">
                <text:p>0.001638446</text:p>
              </table:table-cell>
              <table:table-cell office:value-type="float" office:value="0.001862813">
                <text:p>0.00186281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945523">
                <text:p>0.002945523</text:p>
              </table:table-cell>
              <table:table-cell office:value-type="float" office:value="0.006509138">
                <text:p>0.006509138</text:p>
              </table:table-cell>
              <table:table-cell office:value-type="float" office:value="0.005472285">
                <text:p>0.00547228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10341078">
                <text:p>0.010341078</text:p>
              </table:table-cell>
              <table:table-cell office:value-type="float" office:value="0.009193365">
                <text:p>0.009193365</text:p>
              </table:table-cell>
              <table:table-cell office:value-type="float" office:value="0.008841603">
                <text:p>0.00884160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24380807">
                <text:p>0.024380807</text:p>
              </table:table-cell>
              <table:table-cell office:value-type="float" office:value="0.017344091">
                <text:p>0.017344091</text:p>
              </table:table-cell>
              <table:table-cell office:value-type="float" office:value="0.023086322">
                <text:p>0.02308632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9539305">
                <text:p>0.029539305</text:p>
              </table:table-cell>
              <table:table-cell office:value-type="float" office:value="0.035068348">
                <text:p>0.035068348</text:p>
              </table:table-cell>
              <table:table-cell office:value-type="float" office:value="0.035608477">
                <text:p>0.03560847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63572452">
                <text:p>0.063572452</text:p>
              </table:table-cell>
              <table:table-cell office:value-type="float" office:value="0.071043398">
                <text:p>0.071043398</text:p>
              </table:table-cell>
              <table:table-cell office:value-type="float" office:value="0.071101402">
                <text:p>0.07110140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122932949">
                <text:p>0.122932949</text:p>
              </table:table-cell>
              <table:table-cell office:value-type="float" office:value="0.143585925">
                <text:p>0.143585925</text:p>
              </table:table-cell>
              <table:table-cell office:value-type="float" office:value="0.141818763">
                <text:p>0.14181876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51cm" svg:height="9.1cm" xlink:href=".." xlink:type="simple" chart:class="chart:line" chart:style-name="ch1">
        <chart:title svg:x="12.386cm" svg:y="0.585cm" chart:style-name="ch2">
          <text:p>ATCGRID</text:p>
        </chart:title>
        <chart:legend chart:legend-position="end" svg:x="10.715cm" svg:y="3.157cm" style:legend-expansion="high" chart:style-name="ch3"/>
        <chart:plot-area chart:style-name="ch4" table:cell-range-address="Hoja1.A18:Hoja1.D31" chart:data-source-has-labels="both" svg:x="0.135cm" svg:y="0.245cm" svg:width="11.135cm" svg:height="8.723cm">
          <chartooo:coordinate-region svg:x="1.67cm" svg:y="0.444cm" svg:width="8.857cm" svg:height="7.479cm"/>
          <chart:axis chart:dimension="x" chart:name="primary-x" chart:style-name="ch5" chartooo:axis-type="auto">
            <chartooo:date-scale/>
            <chart:categories table:cell-range-address="Hoja1.A18:Hoja1.A31"/>
          </chart:axis>
          <chart:axis chart:dimension="y" chart:name="primary-y" chart:style-name="ch6">
            <chart:title svg:x="0cm" svg:y="5.378cm" chart:style-name="ch7">
              <text:p>Tiempo(s)</text:p>
            </chart:title>
            <chart:grid chart:style-name="ch8" chart:class="major"/>
          </chart:axis>
          <chart:series chart:style-name="ch9" chart:values-cell-range-address="Hoja1.B19:Hoja1.B31" chart:label-cell-address="Hoja1.B18:Hoja1.B18" chart:class="chart:line">
            <chart:data-point chart:repeated="13"/>
          </chart:series>
          <chart:series chart:style-name="ch10" chart:values-cell-range-address="Hoja1.C19:Hoja1.C31" chart:label-cell-address="Hoja1.C18:Hoja1.C18" chart:class="chart:line">
            <chart:data-point chart:repeated="13"/>
          </chart:series>
          <chart:series chart:style-name="ch11" chart:values-cell-range-address="Hoja1.D19:Hoja1.D31" chart:label-cell-address="Hoja1.D18:Hoja1.D1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, Globales
1 thread/core</text:p>
                <draw:g>
                  <svg:desc>Hoja1.B18:Hoja1.B18</svg:desc>
                </draw:g>
              </table:table-cell>
              <table:table-cell office:value-type="string">
                <text:p>T. paralelo (versión for)
12 threads/cores</text:p>
                <draw:g>
                  <svg:desc>Hoja1.C18:Hoja1.C18</svg:desc>
                </draw:g>
              </table:table-cell>
              <table:table-cell office:value-type="string">
                <text:p>T. paralelo (versión sections)
12 threads/cores</text:p>
                <draw:g>
                  <svg:desc>Hoja1.D18:Hoja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º de Componentes</text:p>
                <draw:g>
                  <svg:desc>Hoja1.A18:Hoja1.A31</svg:desc>
                </draw:g>
              </table:table-cell>
              <table:table-cell office:value-type="float" office:value="0.000101306">
                <text:p>0.000101306</text:p>
                <draw:g>
                  <svg:desc>Hoja1.B19:Hoja1.B31</svg:desc>
                </draw:g>
              </table:table-cell>
              <table:table-cell office:value-type="float" office:value="0.000035545">
                <text:p>0.000035545</text:p>
                <draw:g>
                  <svg:desc>Hoja1.C19:Hoja1.C31</svg:desc>
                </draw:g>
              </table:table-cell>
              <table:table-cell office:value-type="float" office:value="0.004423646">
                <text:p>0.004423646</text:p>
                <draw:g>
                  <svg:desc>Hoja1.D19:Hoja1.D31</svg:desc>
                </draw:g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0196371">
                <text:p>0.000196371</text:p>
              </table:table-cell>
              <table:table-cell office:value-type="float" office:value="0.000057286">
                <text:p>0.000057286</text:p>
              </table:table-cell>
              <table:table-cell office:value-type="float" office:value="0.000206854">
                <text:p>0.00020685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401639">
                <text:p>0.000401639</text:p>
              </table:table-cell>
              <table:table-cell office:value-type="float" office:value="0.003454644">
                <text:p>0.003454644</text:p>
              </table:table-cell>
              <table:table-cell office:value-type="float" office:value="0.000244372">
                <text:p>0.00024437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779847">
                <text:p>0.000779847</text:p>
              </table:table-cell>
              <table:table-cell office:value-type="float" office:value="0.000169855">
                <text:p>0.000169855</text:p>
              </table:table-cell>
              <table:table-cell office:value-type="float" office:value="0.000657789">
                <text:p>0.0006577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1517639">
                <text:p>0.001517639</text:p>
              </table:table-cell>
              <table:table-cell office:value-type="float" office:value="0.000263223">
                <text:p>0.000263223</text:p>
              </table:table-cell>
              <table:table-cell office:value-type="float" office:value="0.000992896">
                <text:p>0.00099289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2914989">
                <text:p>0.002914989</text:p>
              </table:table-cell>
              <table:table-cell office:value-type="float" office:value="0.000602277">
                <text:p>0.000602277</text:p>
              </table:table-cell>
              <table:table-cell office:value-type="float" office:value="0.001885913">
                <text:p>0.00188591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5356128">
                <text:p>0.005356128</text:p>
              </table:table-cell>
              <table:table-cell office:value-type="float" office:value="0.00097993">
                <text:p>0.00097993</text:p>
              </table:table-cell>
              <table:table-cell office:value-type="float" office:value="0.003660377">
                <text:p>0.00366037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10298767">
                <text:p>0.010298767</text:p>
              </table:table-cell>
              <table:table-cell office:value-type="float" office:value="0.003600482">
                <text:p>0.003600482</text:p>
              </table:table-cell>
              <table:table-cell office:value-type="float" office:value="0.006285857">
                <text:p>0.00628585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20287683">
                <text:p>0.020287683</text:p>
              </table:table-cell>
              <table:table-cell office:value-type="float" office:value="0.005063197">
                <text:p>0.005063197</text:p>
              </table:table-cell>
              <table:table-cell office:value-type="float" office:value="0.013347793">
                <text:p>0.01334779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40067679">
                <text:p>0.040067679</text:p>
              </table:table-cell>
              <table:table-cell office:value-type="float" office:value="0.009639883">
                <text:p>0.009639883</text:p>
              </table:table-cell>
              <table:table-cell office:value-type="float" office:value="0.034207691">
                <text:p>0.03420769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79571526">
                <text:p>0.079571526</text:p>
              </table:table-cell>
              <table:table-cell office:value-type="float" office:value="0.022883192">
                <text:p>0.022883192</text:p>
              </table:table-cell>
              <table:table-cell office:value-type="float" office:value="0.054416554">
                <text:p>0.05441655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159278067">
                <text:p>0.159278067</text:p>
              </table:table-cell>
              <table:table-cell office:value-type="float" office:value="0.052683778">
                <text:p>0.052683778</text:p>
              </table:table-cell>
              <table:table-cell office:value-type="float" office:value="0.115929065">
                <text:p>0.115929065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